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1" text:outline-level="1">Heading 1</text:h>
      <text:p text:style-name="Text_20_body">Empty heading before.</text:p>
      <text:p text:style-name="Text_20_body"/>
      <text:p text:style-name="Text_20_body"/>
      <text:h text:style-name="Heading_20_1" text:outline-level="1">Heading 2</text:h>
      <text:h text:style-name="Heading_20_2" text:outline-level="2">Heading 2.1</text:h>
      <text:p text:style-name="Text_20_body">Last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8-08-19T07:32:27</meta:creation-date>
    <dc:date>2009-07-01T18:24:23</dc:date>
    <dc:creator>Vincent Spiewak</dc:creator>
    <meta:editing-duration>PT00H01M18S</meta:editing-duration>
    <meta:editing-cycles>1</meta:editing-cycles>
    <meta:generator>OpenOffice.org/3.1$Unix OpenOffice.org_project/310m11$Build-9399</meta:generator>
    <meta:document-statistic meta:table-count="0" meta:image-count="0" meta:object-count="0" meta:page-count="1" meta:paragraph-count="5" meta:word-count="11" meta:character-count="60"/>
  </office:meta>
</office:document-meta>
</file>